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rsid="169e4f07" officeooo:paragraph-rsid="169e4f07"/>
    </style:style>
    <style:style style:name="P3" style:family="paragraph" style:parent-style-name="Text_20_body">
      <style:text-properties officeooo:rsid="16a0bed4" officeooo:paragraph-rsid="16a0bed4"/>
    </style:style>
    <style:style style:name="P4" style:family="paragraph" style:parent-style-name="Text_20_body">
      <style:text-properties officeooo:rsid="16a2a7ac" officeooo:paragraph-rsid="16a2a7ac"/>
    </style:style>
    <style:style style:name="P5" style:family="paragraph" style:parent-style-name="Text_20_body">
      <style:text-properties officeooo:paragraph-rsid="16a7f0a4"/>
    </style:style>
    <style:style style:name="P6" style:family="paragraph" style:parent-style-name="Text_20_body">
      <style:text-properties officeooo:paragraph-rsid="16b58ab6"/>
    </style:style>
    <style:style style:name="P7" style:family="paragraph" style:parent-style-name="Text_20_body">
      <style:text-properties officeooo:paragraph-rsid="16bf8573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0e3c9ac6" officeooo:paragraph-rsid="0e3c9ac6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font-size="36pt" officeooo:rsid="169e4f07" officeooo:paragraph-rsid="169e4f07" style:font-size-asian="36pt" style:font-size-complex="36pt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" style:family="paragraph" style:parent-style-name="Example_20_Header">
      <style:text-properties style:text-line-through-style="none" style:text-line-through-type="none" style:text-underline-style="none" officeooo:rsid="002eb51a" officeooo:paragraph-rsid="0ce95318"/>
    </style:style>
    <style:style style:name="P19" style:family="paragraph" style:parent-style-name="Text_20_body" style:master-page-name="Standard">
      <style:paragraph-properties fo:text-align="end" style:justify-single-word="false" style:page-number="auto"/>
    </style:style>
    <style:style style:name="P20" style:family="paragraph" style:parent-style-name="Text_20_body" style:list-style-name="L2">
      <style:text-properties officeooo:rsid="16a0bed4" officeooo:paragraph-rsid="16a0bed4"/>
    </style:style>
    <style:style style:name="P21" style:family="paragraph" style:parent-style-name="Text_20_body" style:list-style-name="L5">
      <style:text-properties officeooo:rsid="16a0bed4" officeooo:paragraph-rsid="16a0bed4"/>
    </style:style>
    <style:style style:name="P22" style:family="paragraph" style:parent-style-name="Text_20_body" style:list-style-name="L3">
      <style:text-properties officeooo:rsid="16ccfbf9" officeooo:paragraph-rsid="16ccfbf9"/>
    </style:style>
    <style:style style:name="P23" style:family="paragraph" style:parent-style-name="Text_20_body" style:list-style-name="L4">
      <style:text-properties officeooo:rsid="16a1d7c9" officeooo:paragraph-rsid="16a1d7c9"/>
    </style:style>
    <style:style style:name="P24" style:family="paragraph" style:parent-style-name="Text_20_body" style:list-style-name="L5">
      <style:text-properties officeooo:rsid="16a0df75" officeooo:paragraph-rsid="16a0df75"/>
    </style:style>
    <style:style style:name="P25" style:family="paragraph" style:parent-style-name="Text_20_body">
      <style:text-properties officeooo:rsid="16d3d28f" officeooo:paragraph-rsid="16d3d28f"/>
    </style:style>
    <style:style style:name="P26" style:family="paragraph" style:parent-style-name="Text_20_body" style:list-style-name="L6">
      <style:text-properties fo:font-style="normal" officeooo:paragraph-rsid="16b27f38" style:font-style-asian="normal" style:font-style-complex="normal"/>
    </style:style>
    <style:style style:name="P27" style:family="paragraph" style:parent-style-name="Text_20_body" style:list-style-name="L6">
      <style:text-properties fo:font-style="normal" officeooo:rsid="16b0a051" officeooo:paragraph-rsid="16b27f38" style:font-style-asian="normal" style:font-style-complex="normal"/>
    </style:style>
    <style:style style:name="P28" style:family="paragraph" style:parent-style-name="Heading_20_1">
      <style:paragraph-properties fo:break-before="page"/>
      <style:text-properties officeooo:rsid="169e4f07" officeooo:paragraph-rsid="169e4f07"/>
    </style:style>
    <style:style style:name="T1" style:family="text">
      <style:text-properties fo:font-style="normal" officeooo:rsid="16a7f0a4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16a9f2a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16ad60c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16cc3018" style:font-style-asian="normal" style:font-weight-asian="normal" style:font-style-complex="normal" style:font-weight-complex="normal"/>
    </style:style>
    <style:style style:name="T6" style:family="text">
      <style:text-properties officeooo:rsid="16a0bed4"/>
    </style:style>
    <style:style style:name="T7" style:family="text">
      <style:text-properties officeooo:rsid="16a1aeca"/>
    </style:style>
    <style:style style:name="T8" style:family="text">
      <style:text-properties officeooo:rsid="16a73af2"/>
    </style:style>
    <style:style style:name="T9" style:family="text">
      <style:text-properties officeooo:rsid="16a7911f"/>
    </style:style>
    <style:style style:name="T10" style:family="text">
      <style:text-properties officeooo:rsid="16aaf73d"/>
    </style:style>
    <style:style style:name="T11" style:family="text">
      <style:text-properties officeooo:rsid="16b02764"/>
    </style:style>
    <style:style style:name="T12" style:family="text">
      <style:text-properties officeooo:rsid="16b30a44"/>
    </style:style>
    <style:style style:name="T13" style:family="text">
      <style:text-properties officeooo:rsid="16b53827"/>
    </style:style>
    <style:style style:name="T14" style:family="text">
      <style:text-properties officeooo:rsid="16b58ab6"/>
    </style:style>
    <style:style style:name="T15" style:family="text">
      <style:text-properties officeooo:rsid="16b69c24"/>
    </style:style>
    <style:style style:name="T16" style:family="text">
      <style:text-properties officeooo:rsid="16b8e4c7"/>
    </style:style>
    <style:style style:name="T17" style:family="text">
      <style:text-properties officeooo:rsid="16bac541"/>
    </style:style>
    <style:style style:name="T18" style:family="text">
      <style:text-properties officeooo:rsid="16bb3124"/>
    </style:style>
    <style:style style:name="T19" style:family="text">
      <style:text-properties officeooo:rsid="16c3c0dd"/>
    </style:style>
    <style:style style:name="T20" style:family="text">
      <style:text-properties officeooo:rsid="16c5bcbd"/>
    </style:style>
    <style:style style:name="T21" style:family="text">
      <style:text-properties officeooo:rsid="16c5fe0a"/>
    </style:style>
    <style:style style:name="T22" style:family="text">
      <style:text-properties officeooo:rsid="16c932d2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16b30a44" style:font-style-asian="italic" style:font-style-complex="italic"/>
    </style:style>
    <style:style style:name="T25" style:family="text">
      <style:text-properties fo:font-style="italic" officeooo:rsid="16b0a051" style:font-style-asian="italic" style:font-style-complex="italic"/>
    </style:style>
    <style:style style:name="T26" style:family="text">
      <style:text-properties officeooo:rsid="16b0a051"/>
    </style:style>
    <style:style style:name="T27" style:family="text">
      <style:text-properties officeooo:rsid="16d5434f"/>
    </style:style>
    <style:style style:name="T28" style:family="text">
      <style:text-properties officeooo:rsid="16d55de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/>
      <text:p text:style-name="Text_20_body"/>
      <text:p text:style-name="Text_20_body"/>
      <text:p text:style-name="P10">Dakara</text:p>
      <text:p text:style-name="P8"/>
      <text:p text:style-name="P8"/>
      <text:p text:style-name="P11">dungeoncrawl</text:p>
      <text:p text:style-name="P9"/>
      <text:p text:style-name="P12">dovednosti</text:p>
      <text:p text:style-name="P13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"><text:a xlink:type="simple" xlink:href="#__RefHeading___Toc2946_901242990" text:style-name="Internet_20_link" text:visited-style-name="Internet_20_link">Dovednosti</text:a><text:tab/>3</text:p>
          <text:p text:style-name="P17"><text:a xlink:type="simple" xlink:href="#__RefHeading___Toc29765_3993890959" text:style-name="Internet_20_link" text:visited-style-name="Internet_20_link">Atributy vs dovednosti</text:a><text:tab/>3</text:p>
          <text:p text:style-name="P17"><text:a xlink:type="simple" xlink:href="#__RefHeading___Toc29767_3993890959" text:style-name="Internet_20_link" text:visited-style-name="Internet_20_link">Hodnocení dovedností</text:a><text:tab/>3</text:p>
          <text:p text:style-name="P17"><text:a xlink:type="simple" xlink:href="#__RefHeading___Toc29769_3993890959" text:style-name="Internet_20_link" text:visited-style-name="Internet_20_link">Zkušenosti</text:a><text:tab/>4</text:p>
          <text:p text:style-name="P17"><text:a xlink:type="simple" xlink:href="#__RefHeading___Toc29771_3993890959" text:style-name="Internet_20_link" text:visited-style-name="Internet_20_link">Pořizování a zvyšování dovedností</text:a><text:tab/>4</text:p>
          <text:p text:style-name="P17"><text:a xlink:type="simple" xlink:href="#__RefHeading___Toc29773_3993890959" text:style-name="Internet_20_link" text:visited-style-name="Internet_20_link">Učení se kouzel</text:a><text:tab/>4</text:p>
          <text:p text:style-name="P16"><text:a xlink:type="simple" xlink:href="#__RefHeading___Toc29659_3993890959" text:style-name="Internet_20_link" text:visited-style-name="Internet_20_link">Seznam dovedností</text:a><text:tab/>4</text:p>
          <text:p text:style-name="P14"><text:a xlink:type="simple" xlink:href="#__RefHeading___Toc29775_3993890959" text:style-name="Internet_20_link" text:visited-style-name="Internet_20_link">Fyzická zdatnost</text:a><text:tab/>4</text:p>
          <text:p text:style-name="P14"><text:a xlink:type="simple" xlink:href="#__RefHeading___Toc29777_3993890959" text:style-name="Internet_20_link" text:visited-style-name="Internet_20_link">Zálesácké učení</text:a><text:tab/>4</text:p>
          <text:p text:style-name="P14"><text:a xlink:type="simple" xlink:href="#__RefHeading___Toc29779_3993890959" text:style-name="Internet_20_link" text:visited-style-name="Internet_20_link">Léčitelství</text:a><text:tab/>5</text:p>
          <text:p text:style-name="P14"><text:a xlink:type="simple" xlink:href="#__RefHeading___Toc29781_3993890959" text:style-name="Internet_20_link" text:visited-style-name="Internet_20_link">Učenost</text:a><text:tab/>5</text:p>
          <text:p text:style-name="P14"><text:a xlink:type="simple" xlink:href="#__RefHeading___Toc29783_3993890959" text:style-name="Internet_20_link" text:visited-style-name="Internet_20_link">Jednání</text:a><text:tab/>5</text:p>
          <text:p text:style-name="P14"><text:a xlink:type="simple" xlink:href="#__RefHeading___Toc29785_3993890959" text:style-name="Internet_20_link" text:visited-style-name="Internet_20_link">Zlodějské praktiky</text:a><text:tab/>5</text:p>
          <text:p text:style-name="P14"><text:a xlink:type="simple" xlink:href="#__RefHeading___Toc29787_3993890959" text:style-name="Internet_20_link" text:visited-style-name="Internet_20_link">Řemesla</text:a><text:tab/>5</text:p>
          <text:p text:style-name="P14"><text:a xlink:type="simple" xlink:href="#__RefHeading___Toc29789_3993890959" text:style-name="Internet_20_link" text:visited-style-name="Internet_20_link">Umění</text:a><text:tab/>6</text:p>
        </text:index-body>
      </text:table-of-content>
      <text:p text:style-name="P18"/>
      <text:h text:style-name="P28" text:outline-level="1"><text:bookmark-start text:name="__RefHeading___Toc2946_901242990"/>Dovednosti<text:bookmark-end text:name="__RefHeading___Toc2946_901242990"/></text:h>
      <text:p text:style-name="P2">Pozn.: Tohle je volitelnej addon pro middlechooluchtivé hráče, není to součást pravidel Dungeoncrawlu.</text:p>
      <text:h text:style-name="Heading_20_3" text:outline-level="3"><text:bookmark-start text:name="__RefHeading___Toc29765_3993890959"/>Atributy vs dovednosti<text:bookmark-end text:name="__RefHeading___Toc29765_3993890959"/></text:h>
      <text:p text:style-name="P25">Ve hře zůstávají atributy, k nim přibývají dovednosti. Používá se vždy buď atribut, nebo dovednost, ne obojí najednou. Přes atributy se hází boj a odolávání zranění – nejsou tedy žádné bojové dovednosti. Přes dovednosti se řeší všechno ostatní.</text:p>
      <text:list xml:id="list312146474" text:style-name="L6">
        <text:list-item>
          <text:p text:style-name="P26"><text:span text:style-name="T26">Můžete to taky brát tak, že atributy představují vaše bojové dovednosti – tzn.:</text:span></text:p>
          <text:list>
            <text:list-item>
              <text:p text:style-name="P27">Síla jsou <text:span text:style-name="T27">s</text:span>ilové bojové dovednosti</text:p>
            </text:list-item>
            <text:list-item>
              <text:p text:style-name="P27">Finesa jsou <text:span text:style-name="T27">t</text:span>echnické bojové dovednosti <text:span text:style-name="T28">a střelba</text:span></text:p>
            </text:list-item>
            <text:list-item>
              <text:p text:style-name="P27">Duše je <text:span text:style-name="T27">s</text:span>íla kouzel</text:p>
            </text:list-item>
          </text:list>
        </text:list-item>
      </text:list>
      <text:h text:style-name="Heading_20_3" text:outline-level="3"><text:bookmark-start text:name="__RefHeading___Toc29767_3993890959"/>Hodnocení dovedností<text:bookmark-end text:name="__RefHeading___Toc29767_3993890959"/></text:h>
      <text:p text:style-name="P3">Rozsah 0-6, kde 0 znamená, že se tomu postava nijak zvlášť nevěnovala a ví o tom jen to, co každý, 6 je nejlepší z nejlepších (velmistr).</text:p>
      <text:list xml:id="list676938821" text:style-name="L2">
        <text:list-item>
          <text:p text:style-name="P20">Ještě pro představu: 3 má například vyučený řemeslník, který se tím dokáže v pohodě uživit, 4 je předák, 5 mistr.</text:p>
        </text:list-item>
      </text:list>
      <text:h text:style-name="Heading_20_3" text:outline-level="3"><text:bookmark-start text:name="__RefHeading___Toc29769_3993890959"/>Zkušenosti<text:bookmark-end text:name="__RefHeading___Toc29769_3993890959"/></text:h>
      <text:list xml:id="list2618634339" text:style-name="L3">
        <text:list-item>
          <text:p text:style-name="P22">Na tvorbu postavy máte 30 zk.</text:p>
        </text:list-item>
      </text:list>
      <text:list xml:id="list1382784953" text:style-name="L4">
        <text:list-item>
          <text:p text:style-name="P23">Za každé herní sezení je 1 zk.</text:p>
        </text:list-item>
      </text:list>
      <text:h text:style-name="Heading_20_3" text:outline-level="3"><text:bookmark-start text:name="__RefHeading___Toc29771_3993890959"/><text:soft-page-break/><text:span text:style-name="T6">Pořizování a z</text:span>vyšování dovedností<text:bookmark-end text:name="__RefHeading___Toc29771_3993890959"/></text:h>
      <text:list xml:id="list4122908043" text:style-name="L5">
        <text:list-item>
          <text:p text:style-name="P21">Každý stupeň dovednosti stojí 1 zk.</text:p>
        </text:list-item>
        <text:list-item>
          <text:p text:style-name="P24">Hodnocení je omezené jen šestkou – jděte tak vysoko, jak uznáte za vhodné. Myslete ale na to, abyste měli po zbytek hry kam směřovat.</text:p>
          <text:list>
            <text:list-item>
              <text:p text:style-name="P24">Strop hodnocení n<text:span text:style-name="T20">epotřebujeme</text:span> díky tomu, že boj jede přes atributy, <text:span text:style-name="T7">které se zvedají jinak</text:span>.</text:p>
            </text:list-item>
          </text:list>
        </text:list-item>
      </text:list>
      <text:h text:style-name="Heading_20_3" text:outline-level="3"><text:bookmark-start text:name="__RefHeading___Toc29773_3993890959"/>Učení se kouz<text:span text:style-name="T21">lům</text:span><text:bookmark-end text:name="__RefHeading___Toc29773_3993890959"/></text:h>
      <text:p text:style-name="P4">Naučit se každé kouzlo stojí 1 zk. Naučené kouzlo funguje stejně jako svitek, tzn. je potřeba ho „předseslat“ a <text:span text:style-name="T13">předseslání se</text:span> počítá do početu aktivovaných předmětů. Rozdíl je jen v tom, že naučené kouzlo si můžete předseslat, i když nemáte svitek.<text:line-break/><text:tab/>Kouzla, která neumíte, můžete stále používat tím, že aktivujete svitek.</text:p>
      <text:h text:style-name="Heading_20_2" text:outline-level="2"><text:bookmark-start text:name="__RefHeading___Toc29659_3993890959"/>Seznam dovedností<text:bookmark-end text:name="__RefHeading___Toc29659_3993890959"/></text:h>
      <text:h text:style-name="Heading_20_4" text:outline-level="4"><text:bookmark-start text:name="__RefHeading___Toc29775_3993890959"/>Fyzická zdatnost<text:bookmark-end text:name="__RefHeading___Toc29775_3993890959"/></text:h>
      <text:p text:style-name="P5"><text:span text:style-name="T1">Silácké kousky</text:span><text:span text:style-name="T2">, V</text:span><text:span text:style-name="T3">ytrvalost</text:span><text:span text:style-name="T2">, Běh, Skok, Pochod, </text:span><text:span text:style-name="T5">Plavání,</text:span><text:span text:style-name="T2"> Šplh, </text:span><text:span text:style-name="T4">Jezdectví, Vozatajství</text:span></text:p>
      <text:h text:style-name="Heading_20_4" text:outline-level="4"><text:bookmark-start text:name="__RefHeading___Toc29777_3993890959"/>Zálesácké učení<text:bookmark-end text:name="__RefHeading___Toc29777_3993890959"/></text:h>
      <text:p text:style-name="Text_20_body"><text:span text:style-name="T8">Honitba</text:span>, Stopování a zametání stop, Plížení, Líčení pastí na zvěř, Znalost divočiny <text:span text:style-name="T18">a přežití v divočině</text:span>, <text:span text:style-name="T18">Orientace v divočině,</text:span> Krocení a cvičení zvířat, Rybaření, Bylinkářství, <text:span text:style-name="T9">Zpracování úlovku, Sokolnictví</text:span></text:p>
      <text:h text:style-name="Heading_20_4" text:outline-level="4"><text:bookmark-start text:name="__RefHeading___Toc29779_3993890959"/><text:soft-page-break/>Léčitelství<text:bookmark-end text:name="__RefHeading___Toc29779_3993890959"/></text:h>
      <text:p text:style-name="Text_20_body">Léčení, První pomoc, Pitva, Výroba léčiv a protijedů, Bylinkářství, Znalost jedů a protijedů, <text:s/>Anatomie</text:p>
      <text:h text:style-name="Heading_20_4" text:outline-level="4"><text:bookmark-start text:name="__RefHeading___Toc29781_3993890959"/>Učenost<text:bookmark-end text:name="__RefHeading___Toc29781_3993890959"/></text:h>
      <text:p text:style-name="P6">Anatomie, Architektura, Astrologie, Čtení a psaní <text:span text:style-name="T19">(písmo se učíš automaticky s každým novým jazykem)</text:span>, Filosofie, Geografie, Heraldika, Historie, Matematika, Geologie, Navigace, Teologie, Právo, Logick<text:span text:style-name="T11">á</text:span> hr<text:span text:style-name="T11">a</text:span> (například šachy), Obecná řeč, Elfština <text:span text:style-name="T14">(elfská abeceda), </text:span>Trpasličtina <text:span text:style-name="T14">(trpaslické runy), </text:span>Severština <text:span text:style-name="T14">(severské runy), </text:span>Jižanština <text:span text:style-name="T14">(j</text:span>ižanské lineární písmo<text:span text:style-name="T14">), Staroelfština (s</text:span>taroelfské runy<text:span text:style-name="T14">), </text:span>Starotrpasličtina <text:span text:style-name="T14">(s</text:span>tarotrpaslické runy<text:span text:style-name="T14">), </text:span>Or<text:span text:style-name="T14">kš</text:span>tina <text:span text:style-name="T14">(o</text:span>rcké slabičné písmo<text:span text:style-name="T15">), </text:span>Goblinština (píše se trpaslickými runami)</text:p>
      <text:h text:style-name="Heading_20_4" text:outline-level="4"><text:bookmark-start text:name="__RefHeading___Toc29783_3993890959"/>Jednání<text:bookmark-end text:name="__RefHeading___Toc29783_3993890959"/></text:h>
      <text:p text:style-name="Text_20_body">Etiketa a zjišťování informací <text:span text:style-name="T17">(pro každou subkulturu jedna dovednost)</text:span>, Přetvářka a lhaní, Vyjednávání, Uplácení, Zastrašování a vydírání, Vyslýchání, <text:span text:style-name="T16">Mučení,</text:span> Rétorika, Vyučování, Společenská či hazardní hra, Obchod <text:span text:style-name="T10">a smlouvání</text:span>, Velení</text:p>
      <text:h text:style-name="Heading_20_4" text:outline-level="4"><text:bookmark-start text:name="__RefHeading___Toc29785_3993890959"/>Zlodějské praktiky<text:bookmark-end text:name="__RefHeading___Toc29785_3993890959"/></text:h>
      <text:p text:style-name="P7">Líčení a zneškodňování pastí, Otevírání zámků, Šifry, Odezírání ze rtů, Padělatelství, Nenápadnost, Převleky, Plížení, Schovávání předmětů, Zlodějská gesta, Falešná hra, Uzlování a únik z pout, Vybírání kapes, Odhad ceny, Znalost <text:span text:style-name="T17">Vadory (nebo jiného města)</text:span></text:p>
      <text:h text:style-name="Heading_20_4" text:outline-level="4"><text:bookmark-start text:name="__RefHeading___Toc29787_3993890959"/>Řemesla<text:bookmark-end text:name="__RefHeading___Toc29787_3993890959"/></text:h>
      <text:p text:style-name="Text_20_body">Dřevařství, Hornictví, Hrnčířství, Iluminace, Kamenictví, Kaligrafie, Kartografie, Klenotnictví, Konstrukce obléhacích zbraní, Kožedělnictví, Kovářství, Krejčířství, <text:span text:style-name="T22">Kutilství,</text:span> Lazebnictví, Loďařství, Námořnictví, Řeznictví, Stavitelství, Tesařina, Vaření, Výroba pastí, Zámečnictví, Zbrojířství, Zednictví, Zlatnictví</text:p>
      <text:h text:style-name="Heading_20_4" text:outline-level="4"><text:bookmark-start text:name="__RefHeading___Toc29789_3993890959"/><text:soft-page-break/>Umění<text:bookmark-end text:name="__RefHeading___Toc29789_3993890959"/></text:h>
      <text:p text:style-name="Text_20_body">Hra na hudební nástroj, Malba, Herectví, Přednes, Imitace hlasu, Skládání hudby, Sochařství, Tanec, Zpě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21T21:25:46.061000000</dc:date>
    <meta:print-date>2113-01-01T00:00:00</meta:print-date>
    <meta:editing-cycles>10781</meta:editing-cycles>
    <meta:editing-duration>P32DT3H19M41S</meta:editing-duration>
    <meta:generator>LibreOffice/5.3.2.2$Windows_X86_64 LibreOffice_project/6cd4f1ef626f15116896b1d8e1398b56da0d0ee1</meta:generator>
    <meta:document-statistic meta:table-count="0" meta:image-count="0" meta:object-count="0" meta:page-count="6" meta:paragraph-count="57" meta:word-count="529" meta:character-count="3738" meta:non-whitespace-character-count="3271"/>
  </office:meta>
</office:document-meta>
</file>